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0286dc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0286dc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0286dc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0286dc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0286dc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0286dc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0286dc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0286dc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0286dc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0286dc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0286dc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0286dc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0286dc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0286dc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0286dc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0286dc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0286dc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Eulimar Camila  Hernàndez Villalb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Ezequiel Zamora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8/2011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84114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1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Tomàs David Pèrez Lòp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4114144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5:06.93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8" meta:character-count="1175" meta:non-whitespace-character-count="1006"/>
    <meta:template xlink:type="simple" xlink:actuate="onRequest" xlink:title="Normal" xlink:href=""/>
  </office:meta>
</office:document-meta>
</file>